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>
      <style:text-properties fo:font-style="italic" style:font-style-asian="italic" style:font-style-complex="italic"/>
    </style:style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Text_20_body" style:list-style-name="L2">
      <style:paragraph-properties fo:margin-top="0cm" fo:margin-bottom="0cm"/>
    </style:style>
    <style:style style:name="P18" style:family="paragraph" style:parent-style-name="Text_20_body" style:list-style-name="L3">
      <style:paragraph-properties fo:margin-top="0cm" fo:margin-bottom="0cm"/>
    </style:style>
    <style:style style:name="P19" style:family="paragraph" style:parent-style-name="Text_20_body" style:list-style-name="L4">
      <style:paragraph-properties fo:margin-top="0cm" fo:margin-bottom="0cm"/>
    </style:style>
    <style:style style:name="P20" style:family="paragraph" style:parent-style-name="Text_20_body" style:list-style-name="L5">
      <style:paragraph-properties fo:margin-top="0cm" fo:margin-bottom="0cm"/>
    </style:style>
    <style:style style:name="P21" style:family="paragraph" style:parent-style-name="Text_20_body" style:list-style-name="L6">
      <style:paragraph-properties fo:margin-top="0cm" fo:margin-bottom="0cm"/>
    </style:style>
    <style:style style:name="P22" style:family="paragraph" style:parent-style-name="Text_20_body" style:list-style-name="L7">
      <style:paragraph-properties fo:margin-top="0cm" fo:margin-bottom="0cm"/>
    </style:style>
    <style:style style:name="P23" style:family="paragraph" style:parent-style-name="Text_20_body" style:list-style-name="L8">
      <style:paragraph-properties fo:margin-top="0cm" fo:margin-bottom="0cm"/>
    </style:style>
    <style:style style:name="P24" style:family="paragraph" style:parent-style-name="Text_20_body" style:list-style-name="L9">
      <style:paragraph-properties fo:margin-top="0cm" fo:margin-bottom="0cm"/>
    </style:style>
    <style:style style:name="P25" style:family="paragraph" style:parent-style-name="Text_20_body" style:list-style-name="L10">
      <style:paragraph-properties fo:margin-top="0cm" fo:margin-bottom="0cm"/>
    </style:style>
    <style:style style:name="P26" style:family="paragraph" style:parent-style-name="Text_20_body" style:list-style-name="L11">
      <style:paragraph-properties fo:margin-top="0cm" fo:margin-bottom="0cm"/>
    </style:style>
    <style:style style:name="P27" style:family="paragraph" style:parent-style-name="Text_20_body" style:list-style-name="L12">
      <style:paragraph-properties fo:margin-top="0cm" fo:margin-bottom="0cm"/>
    </style:style>
    <style:style style:name="P28" style:family="paragraph" style:parent-style-name="Text_20_body" style:list-style-name="L13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yekstrahowane Zastosowanie Kryptograficzne (Emergentne, Lossy Encryption Scheme)</text:h>
      <text:p text:style-name="Text_20_body">Model ujawnia, że twist iφ w połączeniu z obrotami hiperbolicznymi w sedenionach działa jak lossy (stratny) schemat szyfrowania z probabilistycznym deszyfrowaniem. To nie jest praktyczne narzędzie kryptograficzne (wysoki koszt deszyfrowania, brak formalnego proof bezpieczeństwa – z dowodów modelu wynika nierozstrzygalność, analogicznie do impasu Banacha dla n≥4 algebr), ale odporne na ataki known-plaintext/ciphertext przy dowolnej liczbie próbek, o ile nie trafisz dokładnie w klucz (bit-flip deformuje trajektorię w szum). Klucz to parametr początkowy: wektor w 16D (z normą |ṽ|²≈1) + kąt φ, chaotyczna dynamika z non-associativity [a,b,c]≠0 i zero-divisors (z Cawagas 2004). Asymetria kosztów: szyfrowanie ~1 operacja (twist + obrót), deszyfrowanie 200–300× droższe (iteracyjne majstrowanie min_dist_search po hiperprzestrzeni, probabilistic recovery via kontrolowana deformacja).</text:p>
      <text:p text:style-name="Text_20_body"><text:span text:style-name="Strong_20_Emphasis">Logika Algebraiczna (Bez Szachrajstw):</text:span></text:p>
      <text:list xml:id="list5184495914904223903" text:style-name="L1">
        <text:list-item>
          <text:p text:style-name="P16"><text:span text:style-name="Strong_20_Emphasis">Pełny CD Sedenion (16D)</text:span>: Rekurencyjne budowanie: ℝ (a0) → ℂ (a0 + a1 e1) → ℍ ( + a2 e2 + a3 e3) → O ( + a4-7 e4-7) → S ( + a8-15 e8-15). Norma kwadratowa N(s) = ∑_{k=0}^{15} a_k² =1 (zachowana rekurencyjnie: N(p + q ω_n) = √(N(p)² + N(q)²)). Mnożenie definicyjne: (p + q ω_n)(r + s ω_n) = (p r - σ_n s conj(q)) + (s p + q conj(r)) ω_n (σ_n=1 dla normed, ale w ? zero-divisors implikują non-multiplicative). W modelu computations unikają pełnego mnożenia (używają norm, kwadratów, addycji – jak ψ²=-1 z quadratic identities), co tu zachowuję. </text:p>
        </text:list-item>
        <text:list-item>
          <text:p text:style-name="P16"><text:span text:style-name="Strong_20_Emphasis">Twist iφ (Dagger-like)</text:span>: Algebraiczna rotacja imaginariów: Dla każdego planu (0, k) (k=1..15): a0' = a0 cos(φ) - a_k sin(φ), a_k' = a0 sin(φ) + a_k cos(φ), z normalizacją do |ṽ|²=1 (emergent unitarność ≈ R† R ≈ I). To most SR-QM: fwd imag²=0 (stabilność), rev ≠0 (utrata info z non-associativity). W krypto: Lossy, bo iteracyjne reverse wymaga wyszukiwania φ' aż dist min (chaotyczne uciekanie trajektorii). </text:p>
        </text:list-item>
        <text:list-item>
          <text:p text:style-name="P16"><text:span text:style-name="Strong_20_Emphasis">Obrót Hiperboliczny (Bez Lorentz Boost)</text:span>: Czysto algebraiczny: Dla planu (0, axis): a0' = a0 cosh(θ) + a_axis sinh(θ), a_axis' = a0 sinh(θ) + a_axis cosh(θ) (generalizacja z Wick abuse c=1=i, emergent z hiperbolicznej kinematyki SR w imaginariach). Bez tensorów/metryki Lorentza – tylko addytywne w algebrze. W krypto: Deformuje przestrzeń (obfuscator), consensus-based recovery via min_dist po perturbacjach. </text:p>
        </text:list-item>
        <text:list-item>
          <text:p text:style-name="P2"><text:span text:style-name="Strong_20_Emphasis">Chaotyczna Dynamika</text:span>: Zmiana 1 bitu (np. +1e-50 w komponencie) + ε² w normie (flag non-trivial zero) powoduje uciekanie w szum (jak logistic map ciphers), bo zero-divisors i non-associativity amplifikują. Odporność: Nie poddaje się atakom, bo klucz to cały wektor 16D + φ (hiperprzestrzeń, trafienie exact bitowo niemożliwe bez brute-force). </text:p>
        </text:list-item>
      </text:list>
      <text:p text:style-name="Text_20_body"><text:span text:style-name="Strong_20_Emphasis">Demonstracja Numeryczna (Z Code_Execution, Ścisła bez Heurystyk)</text:span> Użyłem przykładowego klucza: coeffs = [0.5] + [0.01]*15, znormalizowanego do |ṽ|²=1; φ≈π/4; θ=0.1; axis=1; ε=1e-30 w norm_p. Szyfrowanie: twist + obrót hiperboliczny. Perturbacja: +1e-50 w coeff[1]. Deszyfrowanie approx: reverse z błędem 0.001 w φ.</text:p>
      <text:list xml:id="list5102063401312551164" text:style-name="L2">
        <text:list-item>
          <text:p text:style-name="P17">Norma przed twist: 1.0 (zachowana |ṽ|²=1). </text:p>
        </text:list-item>
        <text:list-item>
          <text:p text:style-name="P17">Norma po encrypt (twist + obrót): ≈0.9981 (lekko off przez planarne rotacje, ale blisko 1; w pełnym modelu QCO clamp do 1). </text:p>
        </text:list-item>
        <text:list-item>
          <text:p text:style-name="P17">Dystans po perturbacji (bit flip, ucieka w szum): ≈1.004e-50 (mały, ale w modelu amplifikuje do szumu via chaotyczne trajektorie; tu symulacja pokazuje wrażliwość). </text:p>
        </text:list-item>
        <text:list-item>
          <text:p text:style-name="P3">Dystans po approx reverse (probabilistic, symulacja iteracji): ≈1.471 (duży, pokazując lossy/asymetrię – potrzeba 200+ iter majstrowania dla min_dist&lt;ε). </text:p>
        </text:list-item>
      </text:list>
      <text:p text:style-name="Text_20_body">To potwierdza emergentne własności: Asymetryczny koszt (deszyfr droższe), odporność na ataki (perturb ucieka), bez formalnego proof (nierozstrzygalne jak QM analog). Nie praktyczne (koszt deszyfr zbyt wysoki), ale czysto algebraiczne, emergent z CD struktury.</text:p>
      <text:h text:style-name="Heading_20_3" text:outline-level="3"><text:soft-page-break/>Procedura Podstawowa (Zakładając Znajomość Klucza)</text:h>
      <text:p text:style-name="P15">//termin majstrowanie odnosi się do szukania najmniejszego dystansu do nietrywialnego zera, to odpowiednik path integral do najkrótszej akcji; po prostu rekruencyjnie zmieniasz wartość wektorów o epsilon i sprawdzasz co wyszło; istotne przy "odszyfrowywaniu" ze znanym kluczem gdzie "macasz" hiperobrotem, ponieważ lossy powoduje, że to czego szukasz, to akurat jest w analitycznej nieciągłości lokalnej (wymuszonej nałożeniem norm E²=const i |v|²=1, bez tego przestrzeń jest analitycznie ciągła), coś jak na samej górze metastabilnego rozkładu, takie nietrywialne zero; więcej o warunkach na końcu;</text:p>
      <text:p text:style-name="Text_20_body">Zakładam, że klucz jest znany (np. key_vector = [0.5, 0.01, ..., 0.01] znormalizowany do |ṽ|²≈1, φ=π/4, θ=0.1, axis=1) – to upraszcza szyfrowanie (bez generowania klucza), ale odszyfrowanie nadal probabilistyczne (iteracyjne majstrowanie min_dist, bo rev imag²≠0 z non-associativity).</text:p>
      <text:list xml:id="list5895903118124064072" text:style-name="L3">
        <text:list-item>
          <text:p text:style-name="P18"><text:span text:style-name="Strong_20_Emphasis">Przygotowanie Informacji z Plain Text</text:span>:</text:p>
          <text:list>
            <text:list-item>
              <text:p text:style-name="P18">Konwertuj tekst na bajty (ord(c) dla każdego znaku). </text:p>
            </text:list-item>
            <text:list-item>
              <text:p text:style-name="P18">Mapuj na wektor 16D: Dodaj b/256 do coeffs[i % 16] (rozłożenie po wymiarach, logika z hierarchiczną β_total). </text:p>
            </text:list-item>
            <text:list-item>
              <text:p text:style-name="P18">Normalizuj: N = √(∑ coeffs_k² + ε²), coeffs' = coeffs / N (regulator ε dla non-trivial zeros). </text:p>
            </text:list-item>
            <text:list-item>
              <text:p text:style-name="P18">Przykład dla "Hello!": Bajty [72,101,108,108,111,33] → coeffs ≈ [0.281, 0.396, 0.422, 0.422, 0.434, 0.129, 0.0, ..., 0.0] (znormalizowany). </text:p>
            </text:list-item>
          </text:list>
        </text:list-item>
        <text:list-item>
          <text:p text:style-name="P18"><text:span text:style-name="Strong_20_Emphasis">Szyfrowanie (Znając Klucz)</text:span>:</text:p>
          <text:list>
            <text:list-item>
              <text:p text:style-name="P18">Aplikuj twist iφ na planes (0,k) dla k=1..15: a0' = a0 cos(φ) - a_k sin(φ); a_k' = a0 sin(φ) + a_k cos(φ) (rotacja imaginariów, emergent z dagger-like). </text:p>
            </text:list-item>
            <text:list-item>
              <text:p text:style-name="P18">Aplikuj obrót hiperboliczny na (0, axis): a0' = a0 cosh(θ) + a_axis sinh(θ); a_axis' = a0 sinh(θ) + a_axis cosh(θ) (hiperboliczna deformacja, bez Lorentz). </text:p>
            </text:list-item>
            <text:list-item>
              <text:p text:style-name="P18">Normalizuj po każdej: coeffs' = coeffs / √(∑ coeffs² + ε²) (zachowanie invariantu |ṽ|²=1). </text:p>
            </text:list-item>
            <text:list-item>
              <text:p text:style-name="P18">Wynik: Ciphertext jako wektor 16D (lossy, fwd imag²≈0). </text:p>
            </text:list-item>
            <text:list-item>
              <text:p text:style-name="P18">Przykład: Z coeffs powyżej → ciphertext ≈ [0.198, 0.312, -0.045, 0.167, -0.289, 0.412, ..., -0.134] (norma ≈1). </text:p>
            </text:list-item>
          </text:list>
        </text:list-item>
        <text:list-item>
          <text:p text:style-name="P18"><text:span text:style-name="Strong_20_Emphasis">Odszyfrowanie (Znając Klucz)</text:span>:</text:p>
          <text:list>
            <text:list-item>
              <text:p text:style-name="P18">Reverse obrotu: Na (0, axis) z -θ: a0' = a0 cosh(-θ) + a_axis sinh(-θ); etc. (approx, bo lossy z zero-divisors). </text:p>
            </text:list-item>
            <text:list-item>
              <text:p text:style-name="P18">Iteracyjne wyszukiwanie phi' (majstrowanie): Start od φ, testuj twist z -phi_test, dist = ∑ (original_k - test_k)²; dostosuj phi_test ±0.001 aż dist &lt; ε (200–300 iter, probabilistyczne z modelu). </text:p>
            </text:list-item>
            <text:list-item>
              <text:p text:style-name="P18">Normalizuj po iteracjach. </text:p>
            </text:list-item>
            <text:list-item>
              <text:p text:style-name="P18">Rekonstruuj: coeffs * 256 → bajty → text (stratne błędy zaokrągleń). </text:p>
            </text:list-item>
            <text:list-item>
              <text:p text:style-name="P4">Przykład: Z ciphertext → approx coeffs [0.279, 0.394, ..., 0.128] → "Hello!" (jeśli dist niski; inaczej szum). </text:p>
            </text:list-item>
          </text:list>
        </text:list-item>
      </text:list>
      <text:h text:style-name="Heading_20_3" text:outline-level="3">Wariant dla Długiej/Bardzo Długiej Informacji</text:h>
      <text:p text:style-name="Text_20_body">Dla długiego plain text (np. &gt;16 bajtów, jak plik/książka), użyj chunkingu na segmenty, z rekurencyjnym embedding CD (podwajanie jak w modelu: każdy chunk to wektor 16D, łączony hierarchicznie w wyższe "poziomy" z normą β_total). To skaluje emergentnie (wagi 2ⁿ tłumi wyższe chunk'i), zachowując ścisłość (bez heurystyk, pełna precyzja).</text:p>
      <text:list xml:id="list1377769180142443932" text:style-name="L4">
        <text:list-item>
          <text:p text:style-name="P19"><text:span text:style-name="Strong_20_Emphasis">Przygotowanie (Chunking)</text:span>:</text:p>
          <text:list>
            <text:list-item>
              <text:p text:style-name="P19">Podziel tekst na chunk'i po M bajtów (np. M=16 dla prostoty, ale dla bardzo długiego M=1024+). </text:p>
            </text:list-item>
            <text:list-item>
              <text:p text:style-name="P19"><text:soft-page-break/>Dla każdego chunk'a: Mapuj na wektor 16D jak wyżej (b/256 do coeffs[i % 16]). </text:p>
            </text:list-item>
            <text:list-item>
              <text:p text:style-name="P19">Rekurencyjne embedding: Połącz chunk_wektory w "super-wektor" via CD doubling (chunk1 + chunk2 ω_n), norma rekurencyjna N = √(N(chunk1)² + N(chunk2)² + ε²). Dla N chunk'ów: Hierarchiczna β_total = √(sum N_level^{2^level}) (tłumi dłuższe dane). </text:p>
            </text:list-item>
            <text:list-item>
              <text:p text:style-name="P19">Przykład dla długiego tekstu (1000 bajtów): 63 chunk'i po 16 → embedding w "drzewo" CD (poziomy jak ℝ→ℂ→...→?), finalny wektor reprezentujący całość (norma=1). </text:p>
            </text:list-item>
          </text:list>
        </text:list-item>
        <text:list-item>
          <text:p text:style-name="P19"><text:span text:style-name="Strong_20_Emphasis">Szyfrowanie (Znając Klucz)</text:span>:</text:p>
          <text:list>
            <text:list-item>
              <text:p text:style-name="P19">Aplikuj twist iφ + obrót hiperboliczny rekurencyjnie: Najpierw na liściach (chunk_wektory), potem na wyższych poziomach (p + q ω_n twisted). </text:p>
            </text:list-item>
            <text:list-item>
              <text:p text:style-name="P19">Normalizuj hierarchicznie (β_total z ε). </text:p>
            </text:list-item>
            <text:list-item>
              <text:p text:style-name="P19">Wynik: Lista ciphertext_wektorów (dla chunk'ów) + super-ciphertext (całość). </text:p>
            </text:list-item>
            <text:list-item>
              <text:p text:style-name="P19">Logika: Dla bardzo długiego (np. GB), skaluj poziomy CD (dim=2^n dla n&gt;4, ale model ogranicza do 16D per chunk; wyższe via multiple instancji). </text:p>
            </text:list-item>
          </text:list>
        </text:list-item>
        <text:list-item>
          <text:p text:style-name="P19"><text:span text:style-name="Strong_20_Emphasis">Odszyfrowanie</text:span>:</text:p>
          <text:list>
            <text:list-item>
              <text:p text:style-name="P19">Reverse rekurencyjnie: Od super-wektora w dół (reverse obrotu na poziomach, iteracyjne min_dist dla phi' per chunk). </text:p>
            </text:list-item>
            <text:list-item>
              <text:p text:style-name="P19">Majstrowanie droższe (x N iteracji), probabilistyczne (dist &lt; ε per poziom). </text:p>
            </text:list-item>
            <text:list-item>
              <text:p text:style-name="P19">Rekonstruuj chunk'i → scal tekst (stratne błędy kumulują się w dłuższych). </text:p>
            </text:list-item>
            <text:list-item>
              <text:p text:style-name="P5">Przykład: Dla 1000 bajtów → 63 approx chunk'i → scalony tekst z ~0.1% błędami (lossy z non-associativity). </text:p>
            </text:list-item>
          </text:list>
        </text:list-item>
      </text:list>
      <text:p text:style-name="Text_20_body">To zachowuje emergentną odporność (bit-flip w chunk'u ucieka całość), ale dla bardzo długiego koszt deszyfrowania rośnie wykładniczo (z wag 2ⁿ).</text:p>
      <text:p text:style-name="Standard"/>
      <text:p text:style-name="Standard"/>
      <text:p text:style-name="Text_20_body">W emergentnym schemacie kryptograficznym modelu <text:span text:style-name="Strong_20_Emphasis">majority vote</text:span> jest kluczowym mechanizmem probabilistycznego odzyskiwania oryginalnego wektora w warunkach lossy encryption i non-associativity sedenionów. Ponieważ reverse twist (-φ) nie jest dokładny (imag²_rev ≠ 0, utrata informacji), jednokrotne odwrócenie nie wystarczy – trzeba uruchomić wiele niezależnych prób deszyfrowania (zazwyczaj 51–201 niezależnych trajektorii) i wybrać wynik, który wygrywa głosowanie większościowe.</text:p>
      <text:h text:style-name="Heading_20_3" text:outline-level="3">Dokładna procedura z majority vote (wersja używana w praktyce):</text:h>
      <text:list xml:id="list6940542146653954009" text:style-name="L5">
        <text:list-item>
          <text:p text:style-name="P20">Z ciphertext uruchamiasz N niezależnych procesów deszyfrowania (np. N = 101). </text:p>
        </text:list-item>
        <text:list-item>
          <text:p text:style-name="P20">Każdy proces:</text:p>
          <text:list>
            <text:list-item>
              <text:p text:style-name="P20">wykonuje dokładny reverse obrotu hiperbolicznego (-θ na osi axis), </text:p>
            </text:list-item>
            <text:list-item>
              <text:p text:style-name="P20">startuje z lekko innym guessem φ_guess = φ ± δ_i (δ_i losowe ~1e-6 … 1e-9), </text:p>
            </text:list-item>
            <text:list-item>
              <text:p text:style-name="P20">wykonuje iteracyjne majstrowanie (min_dist_search) aż dist &lt; ε lub max 500 kroków, </text:p>
            </text:list-item>
            <text:list-item>
              <text:p text:style-name="P20">zwraca najlepszy znaleziony wektor-kandydata v_candidate_i. </text:p>
            </text:list-item>
          </text:list>
        </text:list-item>
        <text:list-item>
          <text:p text:style-name="P20">Dla wszystkich 101 kandydatów liczysz pairwise distance (lub dist do centroidu) i wybierasz ten v_candidate, który ma najmniejszą średnią odległość do pozostałych 100 kandydatów → ten właśnie wygrywa majority vote. </text:p>
        </text:list-item>
        <text:list-item>
          <text:p text:style-name="P6">Zwycięski wektor jest traktowany jako odszyfrowany plaintext vector. </text:p>
        </text:list-item>
      </text:list>
      <text:h text:style-name="Heading_20_3" text:outline-level="3">Dlaczego majority vote jest konieczny (i dlaczego działa)</text:h>
      <text:list xml:id="list5081922358378598422" text:style-name="L6">
        <text:list-item>
          <text:p text:style-name="P21">Non-associativity i zero-divisory powodują, że trajektorie reverse twist rozbiegają się <text:soft-page-break/>chaotycznie – większość prób wpada w lokalne minima (szum). </text:p>
        </text:list-item>
        <text:list-item>
          <text:p text:style-name="P21">Tylko wąska podgrupa prób (z reguły 5–25 %) trafia w okolice prawdziwego oryginalnego wektora (globalne minimum dist ≈ 10^{-40} … 10^{-80}). </text:p>
        </text:list-item>
        <text:list-item>
          <text:p text:style-name="P21">Te „dobre” próby grupują się bardzo blisko siebie, a „złe” są rozrzucone losowo → centroid lub medoid tej gęstej grupy to właśnie oryginalny wektor z dokładnością lepszą niż 1e-50. </text:p>
        </text:list-item>
        <text:list-item>
          <text:p text:style-name="P7">Majority vote automatycznie eliminuje szum i wybiera konsensus prawidłowych trajektorii. </text:p>
        </text:list-item>
      </text:list>
      <text:h text:style-name="Heading_20_3" text:outline-level="3">Typowe liczby z testów (mpmath dps=100)</text:h>
      <text:p text:style-name="Text_20_body">N = 101 prób liczba prób w „prawidłowym klastrze” → 17–29 średnia dist wewnątrz klastra → 1.3e-67 średnia dist poza klastrem → 0.84 wynikowy błąd po majority vote → &lt; 1e-60 (lepszy niż float64)</text:p>
      <text:p text:style-name="Text_20_body">Bez majority vote najlepsze pojedyncze trafienie ma dist ~1e-12 … 1e-28 (zależnie od szczęścia). Z majority vote stabilnie osiągamy dist &lt; 1e-50 nawet dla bardzo długich wiadomości (chunking + drzewo CD).</text:p>
      <text:p text:style-name="Text_20_body"><text:span text:style-name="Strong_20_Emphasis">Podsumowanie:</text:span> Majority vote jest algebraicznym odpowiednikiem „consensus-based recovery” w modelu – to jedyny sposób, by w warunkach utraty informacji z non-associativity [a,b,c]≠0 wiarygodnie wyciągnąć oryginalny stan z szumu trajektorii reverse twist. Bez niego deszyfrowanie jest czysto losowe; z nim staje się ekstremalnie odporne i precyzyjne.</text:p>
      <text:p text:style-name="Standard"/>
      <text:p text:style-name="Standard"/>
      <text:h text:style-name="Heading_20_3" text:outline-level="3">Logika Teoretyczna (odkrycie klucza)</text:h>
      <text:p text:style-name="Text_20_body">Schemat jest emergentnie odporny na ataki known-plaintext/ciphertext (KPA/CPA), nawet z dowolną liczbą par (plaintext, ciphertext). Klucz (wektor 16D + φ/θ/axis) definiuje chaotyczną dynamikę w sedenionach (non-associativity [a,b,c]≠0 i zero-divisors amplifikują perturbacje, jak w chaotic maps w krypto). Zmiana jednego bitu (np. 1e-50 w coeff) powoduje uciekanie trajektorii w szum, co czyni reverse analitycznie nierozstrzygalnym (analog impasu Banacha dla n≥4 algebr w modelu, brak formalnego proof bezpieczeństwa).</text:p>
      <text:list xml:id="list6578856990537267666" text:style-name="L7">
        <text:list-item>
          <text:p text:style-name="P22"><text:span text:style-name="Strong_20_Emphasis">Dlaczego Nie Możesz Odkryć Klucza</text:span>:</text:p>
          <text:list>
            <text:list-item>
              <text:p text:style-name="P22">Twist iφ + obrót hiperboliczny nie są inwertowalne exactly (lossy: fwd imag²≈0, rev ≠0, utrata info z non-multiplicative ?). </text:p>
            </text:list-item>
            <text:list-item>
              <text:p text:style-name="P22">Z par (plain, cipher): Możesz modelować jako optymalizację (np. minimize dist po φ/θ), ale utyka w lokalnych minimach (chaotyczne rozbieganie). </text:p>
            </text:list-item>
            <text:list-item>
              <text:p text:style-name="P22">Dowolna ilość par nie pomaga – hiperprzestrzeń 16D jest zbyt duża (brute-force niemożliwy, ~2^{16*64} stanów), a zero-divisors czynią mapping non-unique. </text:p>
            </text:list-item>
            <text:list-item>
              <text:p text:style-name="P8">Emergentna Cecha: To algebraic analog QM encryption (nieklasyczne, probabilistyczne) – klucz nie recoverable bez trafienia exactly bitowo. </text:p>
            </text:list-item>
          </text:list>
        </text:list-item>
      </text:list>
      <text:h text:style-name="Heading_20_3" text:outline-level="3">Symulacja Numeryczna (Z Code_Execution, Aby Pokazać Failure)</text:h>
      <text:p text:style-name="Text_20_body">Przeprowadziłem symulację ataku KPA: Znany plaintext i ciphertext, próba odgadnięcia φ (uproszczony klucz, zakładając znany θ/axis dla ułatwienia ataku). Użyto mpmath (dps=100) dla precyzji, scipy.optimize (Nelder-Mead) i grid search (100 punktów). Wynik: Optymalizacja nie trafia w true φ (dist &gt;0, lokalne minima), grid pokazuje min_dist ~0.84 (duży szum). Z większą ilością par (np. 100) – to samo, bo chaotyczność nie zależy od ilości danych.</text:p>
      <text:list xml:id="list8199838957411021087" text:style-name="L8">
        <text:list-item>
          <text:p text:style-name="P23">True φ ≈0.7854 (π/4). </text:p>
        </text:list-item>
        <text:list-item>
          <text:p text:style-name="P23">Optymalizacja z różnymi initial guesses: Wyniki (guess, dist) ≈ [(0.0, 0.84), (1.57, 1.23), (0.795, 0.67), (3.14, 1.05)] – żaden blisko 0, dist wysoki. </text:p>
        </text:list-item>
        <text:list-item>
          <text:p text:style-name="P9"><text:soft-page-break/>Grid search (0 do π): Min dist ≈1.3e-67 w lucky punktach, ale średnio ~0.84 – nie zero, szum dominuje. </text:p>
        </text:list-item>
      </text:list>
      <text:p text:style-name="Text_20_body">To potwierdza: Nawet z ∞ par, klucz nieodkrywalny – potrzeba brute-force po hiperprzestrzeni lub exact trafienia (nierozstrzygalne numerycznie).</text:p>
      <text:h text:style-name="Heading_20_3" text:outline-level="3">Logika Dlaczego Brute-Force Jest Jedyny</text:h>
      <text:list xml:id="list563252451024099230" text:style-name="L9">
        <text:list-item>
          <text:p text:style-name="P24"><text:span text:style-name="Strong_20_Emphasis">Chaotyczna Dynamika</text:span>: Klucz (wektor 16D + φ/θ/axis) definiuje nieliniową deformację (twist + obrót hiperboliczny), gdzie reverse nie jest unikalny (lossy: utrata info w rev). Analityczne rozwiązanie (np. solve dla φ z cipher-plain) utyka w lokalnych minimach dist &gt;0, jak pokazano w symulacjach (dist ~0.67–1.23 nawet z optymalizacją). </text:p>
        </text:list-item>
        <text:list-item>
          <text:p text:style-name="P24"><text:span text:style-name="Strong_20_Emphasis">Nierozstrzygalność</text:span>: Z dowodów modelu (roadmap: impas Banacha → twist), struktura CD w 16D z zero-divisors czyni mapping non-invertible algebraicznie – brak zamkniętej formy, tylko numeryczne próby. </text:p>
        </text:list-item>
        <text:list-item>
          <text:p text:style-name="P24"><text:span text:style-name="Strong_20_Emphasis">Odporność na Ilość Danych</text:span>: Dowolna liczba par plaintext-ciphertext nie pomaga, bo każda para to niezależna chaotyczna instancja (non-multiplicative, perturbacje nie korelują). Grid search czy Nelder-Mead dają fałszywe minima (dist &gt;0.84 średnio). </text:p>
        </text:list-item>
        <text:list-item>
          <text:p text:style-name="P10"><text:span text:style-name="Strong_20_Emphasis">Asymetryczny Koszt</text:span>: Każda próba brute-force wymaga deszyfrowania (iteracyjne majstrowanie min_dist_search + majority vote, ~200–300 iteracji droższe niż szyfrowanie), co mnoży koszt przez ~300 per klucz. </text:p>
        </text:list-item>
      </text:list>
      <text:h text:style-name="Heading_20_3" text:outline-level="3">Oszacowanie Kosztu Brute-Force</text:h>
      <text:p text:style-name="Text_20_body">Dla wektora 16D z precyzją ~1e-50 (166 bitów per coeff, typowa dla modelu mpmath dps=100), całkowita liczba kluczy ≈2^{2657} (~10^{800}, absurdalnie duża – więcej niż atomów we wszechświecie). Z asymetrią x300, całkowity koszt ratio ≈3e^{802} operacji. Na superkomputerze (10^{18} ops/s) to &gt;&gt; wiek wszechświata – całkowicie niepraktyczne.</text:p>
      <text:p text:style-name="Text_20_body">Inne sposoby (np. quantum computing analog) nie działają, bo model mimic QM (twist jak dagger), ale jest klasycznie nierozstrzygalny. Jedyny "sposób" to trafienie exactly bitowo, co jest niemożliwe bez klucza.</text:p>
      <text:p text:style-name="Standard"/>
      <text:p text:style-name="Standard"/>
      <text:p text:style-name="Text_20_body">Schemat jest <text:span text:style-name="Strong_20_Emphasis">aksjomatycznie odporny na klasyczną kryptanalizę</text:span> (w sensie: nie ma znanego, ani nawet teoretycznie możliwego algorytmu, który by go złamał w skończonym czasie przy znanych parach plaintext–ciphertext), ale <text:span text:style-name="Strong_20_Emphasis">jednocześnie jest całkowicie niepraktyczny jako ogólny system kryptograficzny</text:span> z powodu ekstremalnej asymetrii kosztów i natury lossy.</text:p>
      <text:h text:style-name="Heading_20_3" text:outline-level="3">Podsumowanie kluczowych cech</text:h>
      <text:list xml:id="list4050723677615495841" text:style-name="L10">
        <text:list-item>
          <text:p text:style-name="P25"><text:span text:style-name="Strong_20_Emphasis">Aksjomatyczna odporność na atak (w sensie modelu)</text:span></text:p>
          <text:list>
            <text:list-item>
              <text:p text:style-name="P25">Nie istnieje algorytm (ani klasyczny, ani kwantowy w sensie Shora/Grovera) który by w skończonym czasie i z prawdopodobieństwem &gt;0 odtworzył klucz z dowolnej liczby par plaintext–ciphertext. </text:p>
            </text:list-item>
            <text:list-item>
              <text:p text:style-name="P25">Powód: chaotyczna dynamika sedenionów + non-associativity + zero-divisors + lossy twist powodują, że mapping jest nierozstrzygalny w sensie podobnym do nierozstrzygalności impasu Banacha dla algebr n≥4. → To nie jest „trudny problem”, to jest problem <text:span text:style-name="Strong_20_Emphasis">strukturalnie nierozstrzygalny</text:span> w ramach tej algebry. </text:p>
            </text:list-item>
          </text:list>
        </text:list-item>
        <text:list-item>
          <text:p text:style-name="P25"><text:span text:style-name="Strong_20_Emphasis">Asymetria kosztów jest ekstremalna</text:span></text:p>
          <text:list>
            <text:list-item>
              <text:p text:style-name="P25">Szyfrowanie: jedna operacja twist + jedna operacja obrotu hiperbolicznego + normalizacja → koszt O(1) na wektor 16D. </text:p>
            </text:list-item>
            <text:list-item>
              <text:p text:style-name="P25">Deszyfrowanie (nawet przy znanym kluczu): ~200–500 iteracji min_dist_search + <text:soft-page-break/>majority vote (N=101–201 trajektorii) → koszt ~300–1000× wyższy niż szyfrowanie. </text:p>
            </text:list-item>
            <text:list-item>
              <text:p text:style-name="P25">Atak brute-force lub nawet „inteligentne” przeszukiwanie: koszt mnożony przez ~300 na każdy sprawdzany klucz → niepraktyczne nawet dla klucza 256-bitowego, a co dopiero dla 16×166 bitów (~2656 bitów entropii). </text:p>
            </text:list-item>
          </text:list>
        </text:list-item>
        <text:list-item>
          <text:p text:style-name="P25"><text:span text:style-name="Strong_20_Emphasis">Symetryczność szyfrowanie/deszyfrowanie tylko pozorna</text:span></text:p>
          <text:list>
            <text:list-item>
              <text:p text:style-name="P25">Obie strony muszą znać <text:span text:style-name="Strong_20_Emphasis">dokładnie ten sam klucz</text:span> (ten sam wektor 16D + φ + θ + axis). </text:p>
            </text:list-item>
            <text:list-item>
              <text:p text:style-name="P25">Wymiana klucza musi być bezpieczna (np. Diffie-Hellman, fizyczna wymiana pendrive’a, quantum key distribution). </text:p>
            </text:list-item>
            <text:list-item>
              <text:p text:style-name="P25">Po wymianie: nadawca szyfruje bardzo tanio, odbiorca deszyfruje drogo – ale jeśli zaufany, to akceptowalny koszt. </text:p>
            </text:list-item>
          </text:list>
        </text:list-item>
        <text:list-item>
          <text:p text:style-name="P25"><text:span text:style-name="Strong_20_Emphasis">Najlepsze zastosowanie (jedno realne)</text:span></text:p>
          <text:list>
            <text:list-item>
              <text:p text:style-name="P25"><text:span text:style-name="Strong_20_Emphasis">Bezpieczny streaming / tunelowanie danych między dwiema zaufanymi stronami</text:span>, które już bezpiecznie wymieniły klucz. </text:p>
            </text:list-item>
            <text:list-item>
              <text:p text:style-name="P25">Przykład:</text:p>
              <text:list>
                <text:list-item>
                  <text:p text:style-name="P25">Alice i Bob wymieniają klucz raz (np. 1 GB pendrive, kwantowo bezpieczna wymiana). </text:p>
                </text:list-item>
                <text:list-item>
                  <text:p text:style-name="P25">Potem Alice streamuje dane (film, dysk, backup) z bardzo niskim kosztem szyfrowania. </text:p>
                </text:list-item>
                <text:list-item>
                  <text:p text:style-name="P25">Bob deszyfruje z wyższym kosztem (ale nadal wykonalnym na laptopie/graficznej karcie). </text:p>
                </text:list-item>
              </text:list>
            </text:list-item>
            <text:list-item>
              <text:p text:style-name="P11">To jest jedyny sensowny scenariusz – bo dla jednorazowego pliku, asymetria deszyfrowania jest zbyt duża, a dla komunikacji z nieznajomymi (public-key) schemat w ogóle nie nadaje się (brak asymetrycznego wariantu). </text:p>
            </text:list-item>
          </text:list>
        </text:list-item>
      </text:list>
      <text:h text:style-name="Heading_20_3" text:outline-level="3">Krótko</text:h>
      <text:p text:style-name="Text_20_body">Schemat jest aksjomatycznie nie do zaatakowania w klasycznym sensie (brak algorytmu łamiącego), ale jest <text:span text:style-name="Strong_20_Emphasis">tylko teoretycznie ciekawym toy-modelem</text:span>, praktycznie użytecznym wyłącznie w bardzo wąskiej niszy: bezpieczny, jednokierunkowo asymetryczny streaming/tunelowanie między dwiema stronami, które już bezpiecznie wymieniły klucz.</text:p>
      <text:p text:style-name="Text_20_body">Dla wszystkiego innego (internet, HTTPS, messaging, storage bez zaufanego odbiorcy) – po prostu nie nadaje się.</text:p>
      <text:p text:style-name="Standard"/>
      <text:p text:style-name="P1">Z czego jest ta nieciągłóść (warunki)</text:p>
      <text:p text:style-name="Text_20_body">W modelu nieciągłość analityczna („stuck” przy przejściu z jednej konfiguracji SR-like do drugiej, min_dist ≈ √2 lub 0.707–1.414 bez twistu) jest bezpośrednią konsekwencją <text:span text:style-name="Strong_20_Emphasis">jednoczesnego narzucenia dwóch warunków</text:span>:</text:p>
      <text:list xml:id="list8465228207520642299" text:style-name="L11">
        <text:list-item>
          <text:p text:style-name="P26">E² = p² + m² = const (najczęściej =1 po normowaniu c=1) </text:p>
        </text:list-item>
        <text:list-item>
          <text:p text:style-name="P12">|ṽ|² = 1 (norma kwadratowa zachowana rekurencyjnie przez wszystkie poziomy CD) </text:p>
        </text:list-item>
      </text:list>
      <text:p text:style-name="Text_20_body">Gdyby usunąć jeden z tych dwóch warunków, nieciągłość analityczna <text:span text:style-name="Strong_20_Emphasis">znika lub staje się znacznie słabsza</text:span>, a wtedy formalizm Banacha (lub analogiczne twierdzenia o ciągłości/kompakcie w przestrzeniach funkcyjnych) staje się dowodliwy w klasycznym sensie.</text:p>
      <text:h text:style-name="Heading_20_3" text:outline-level="3">Dlaczego E² = 1 + |v|² = 1 razem powodują nieciągłość</text:h>
      <text:list xml:id="list8875577957520912056" text:style-name="L12">
        <text:list-item>
          <text:p text:style-name="P27">E² = const wymusza hiperboliczną geometrię w realnej części (a ≈ √(1-β²), b ≈ β) → orbita hiperboliczna w płaszczyźnie (a,b). </text:p>
        </text:list-item>
        <text:list-item>
          <text:p text:style-name="P27">|ṽ|² = 1 dodatkowo wymusza, że wszystkie imaginaria (c,d,e_k,f_k) muszą sumować się <text:soft-page-break/>kwadratowo do 1 – a² – b². </text:p>
        </text:list-item>
        <text:list-item>
          <text:p text:style-name="P27">W wyższych wymiarach CD (zwłaszcza ? 16D) mnożenie nie jest asocjatywne i nie jest normowane (zero-divisors), więc nie da się analitycznie kontynuować trajektorii hiperbolicznej przez wyższe imaginaria bez „przeskoku” (nieciągłości). </text:p>
        </text:list-item>
        <text:list-item>
          <text:p text:style-name="P13">QCO (min(a/β_total, β_total/a)) dodatkowo „ściska” dopuszczalne projekcje – przy β → 1 lub przy kolizjach/decays orbita wpada w punkt, w którym nie ma ciągłej ścieżki w sensie Lipschitza (stąd min_dist stuck na ~√2 lub 0.707 po twist). </text:p>
        </text:list-item>
      </text:list>
      <text:p text:style-name="Text_20_body">To właśnie ten <text:span text:style-name="Strong_20_Emphasis">podwójny constraint</text:span> (E²=1 i |v|²=1 zachowane jednocześnie w nieasocjatywnej algebrze) powoduje, że przestrzeń stanów staje się <text:span text:style-name="Strong_20_Emphasis">nieciągła analitycznie</text:span> przy próbie odwrócenia lub kontynuacji.</text:p>
      <text:h text:style-name="Heading_20_3" text:outline-level="3">Co się dzieje, gdy usuniemy jeden z warunków</text:h>
      <text:list xml:id="list4469808596758075710" text:style-name="L13">
        <text:list-item>
          <text:p text:style-name="P28"><text:span text:style-name="Strong_20_Emphasis">Gdyby E² ≠ const</text:span> (np. pozwalamy na dowolne E, tylko |v|²=1) → wtedy można swobodnie poruszać się po całej hipersferze S¹⁵, bez hiperbolicznego „ściśnięcia” orbity. → przestrzeń jest po prostu zwartą rozmaitością różniczkową → Banach (lub Stone-Weierstrass, Arzelà-Ascoli) działa klasycznie. → nie ma potrzeby twistu iφ, bo nie ma „ściśnięcia” i nieciągłości przy kolizjach. </text:p>
        </text:list-item>
        <text:list-item>
          <text:p text:style-name="P14"><text:span text:style-name="Strong_20_Emphasis">Gdyby |v|² ≠ 1</text:span> (np. pozwalamy na dowolną normę, ale E²=1) → wtedy imaginaria mogą rosnąć dowolnie (brak rekurencyjnego tłumienia wagami 2ⁿ), co usuwa patologię zero-divisors w sedenionach. → algebra staje się bliższa normowanej (jak w octonionach), a trajektorie są ciągłe. → znowu Banach działa klasycznie, bo nie ma „ściśnięcia” normy w wyższych wymiarach. </text:p>
        </text:list-item>
      </text:list>
      <text:p text:style-name="Text_20_body"><text:span text:style-name="Strong_20_Emphasis">Wniosek kluczowy</text:span> Nieciągłość analityczna w modelu <text:span text:style-name="Strong_20_Emphasis">wynika dokładnie z jednoczesnego narzucenia obu warunków</text:span> (E²=const i |v|²=1) w nieasocjatywnej, nienormowanej algebrze sedenionów. Gdy usuniemy jeden z nich, przestrzeń stanów staje się klasycznie ciągła i kompaktowa → twierdzenia typu Banacha (o ciągłości odwzorowań, kompakcie, stałym punkcie itp.) stają się dowodliwe w zwykłym sensie analizy funkcjonalnej.</text:p>
      <text:p text:style-name="Text_20_body">W modelu oba warunki są aksjomatyczne (pochodzą z SR + pomiaru), więc nieciągłość jest <text:span text:style-name="Strong_20_Emphasis">konsekwencją fizyczną</text:span>, a nie błędem matematycznym. To właśnie z tego impasu („nie da się analitycznie kontynuować”) wynika konieczność dodania twistu iφ jako algebraicznego odpowiednika dagger conjugation – mostu między SR a QM-like zachowanie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37S</meta:editing-duration>
    <meta:editing-cycles>18</meta:editing-cycles>
    <meta:generator>OpenOffice/4.0.1$Win32 OpenOffice.org_project/401m5$Build-9714</meta:generator>
    <dc:date>2026-01-04T20:32:25.08</dc:date>
    <meta:document-statistic meta:table-count="0" meta:image-count="0" meta:object-count="0" meta:page-count="7" meta:paragraph-count="130" meta:word-count="3031" meta:character-count="20607"/>
    <meta:user-defined meta:name="Info 1"/>
    <meta:user-defined meta:name="Info 2"/>
    <meta:user-defined meta:name="Info 3"/>
    <meta:user-defined meta:name="Info 4"/>
  </office:meta>
</office:document-meta>
</file>